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1in" style:contextual-spacing="false" style:line-height-at-least="0.1354in" fo:text-align="start" style:justify-single-word="false" fo:orphans="2" fo:widows="2" fo:text-indent="0in" style:auto-text-indent="false"/>
      <style:text-properties fo:font-variant="normal" fo:text-transform="none" fo:color="#000000" loext:opacity="100%" style:font-name="Helvetica" fo:font-size="9pt" fo:letter-spacing="normal" fo:font-style="normal" fo:font-weight="normal"/>
    </style:style>
    <style:style style:name="P2" style:family="paragraph" style:parent-style-name="Text_20_body">
      <style:paragraph-properties fo:margin-left="0in" fo:margin-right="0in" fo:margin-top="0in" fo:margin-bottom="0.1in" style:contextual-spacing="false" style:line-height-at-least="0.1354in" fo:text-align="start" style:justify-single-word="false" fo:orphans="2" fo:widows="2" fo:text-indent="0in" style:auto-text-indent="false"/>
    </style:style>
    <style:style style:name="T1" style:family="text">
      <style:text-properties fo:font-variant="normal" fo:text-transform="none" fo:color="#000000" loext:opacity="100%" style:font-name="Helvetica" fo:font-size="9pt" fo:letter-spacing="normal" fo:font-style="normal" fo:font-weight="normal"/>
    </style:style>
    <style:style style:name="T2" style:family="text">
      <style:text-properties fo:font-variant="normal" fo:text-transform="none" fo:color="#000000" loext:opacity="100%" style:font-name="Helvetica" fo:font-size="9pt" fo:letter-spacing="normal" fo:font-style="normal" style:text-underline-style="solid" style:text-underline-width="auto" style:text-underline-color="font-color" fo:font-weight="normal"/>
    </style:style>
    <style:style style:name="T3" style:family="text">
      <style:text-properties fo:font-variant="normal" fo:text-transform="none" fo:color="#000000" loext:opacity="100%" style:font-name="Helvetica" fo:font-size="9pt" fo:letter-spacing="normal" fo:font-style="normal" fo:font-weight="bold" style:font-weight-asian="bold" style:font-weight-complex="bold"/>
    </style:style>
    <style:style style:name="T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Dr. Ondrej Chvala</text:span> is a Senior Research Scientist at the Nuclear Engineering Teaching Laboratory (NETL) in the Mechanical Engineering Department of the University of Texas at Austin (UTA), where he is contributing to the UTA NETL TRIGA digital twin research, and to modeling the Molten Salt Research Reactor facility in support of its R&amp;D and licensing activities. Dr. Chvala has been mentoring a LLM focused projects and participated in AI optimization of the Fast Neutron Source. He has been teaching Nuclear Reactor Theory for four years, Experimental Reactor Physics laboratory and Numerical Methods and Fortran class for eight years at his previous appointment as a Research Assistant Professor at the University of Tennessee at Knoxville. Dr. Chvala has investigated molten salt reactor physics over the past 15 years, including depletion simulations of thermal and fast cores. He was involved in developing simulation of nuclear physics processes for over 25 years. Dr. Chvala has in-depth knowledge of Linux, Python, C++, Fortran, and two decades of experience with high-performance computing.</text:p>
      <text:p text:style-name="P2"><text:span text:style-name="T3">The University of Texas at Austin</text:span><text:span text:style-name="T1"> (UTA) researchers have access to the Texas Advanced Computing Center (TACC), which designs and operates some of the world's most powerful computing resources (</text:span><text:a xlink:type="simple" xlink:href="https://tacc.utexas.edu/" text:style-name="Internet_20_link" text:visited-style-name="Visited_20_Internet_20_Link"><text:span text:style-name="T2">https://tacc.utexas.edu</text:span></text:a><text:span text:style-name="T1">). TACC supports the current NETL TRIGA digital twin computations. All staff and students have exclusive access to personal computers capable of performing some of the computational and document requirements. UTA has excellent libraries and institutional access to leading AI models, that will aid literature reviews and code development.</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6T22:29:09.141303694</meta:creation-date>
    <dc:date>2026-01-26T22:30:32.506571309</dc:date>
    <meta:editing-duration>PT1M23S</meta:editing-duration>
    <meta:editing-cycles>1</meta:editing-cycles>
    <meta:document-statistic meta:table-count="0" meta:image-count="0" meta:object-count="0" meta:page-count="1" meta:paragraph-count="2" meta:word-count="246" meta:character-count="1654" meta:non-whitespace-character-count="1410"/>
    <meta:generator>LibreOffice/24.2.7.2$Linux_X86_64 LibreOffice_project/420$Build-2</meta:generator>
  </office:meta>
</office:document-meta>
</file>